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000000100C3446CF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 Mono" svg:font-family="'Ubuntu Mono'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cm" fo:border="none" style:shadow="none"/>
      <style:text-properties style:font-name="Ubuntu Medium"/>
    </style:style>
    <style:style style:name="P2" style:family="paragraph" style:parent-style-name="Header">
      <style:paragraph-properties fo:text-align="center" style:justify-single-word="false" fo:padding="0cm" fo:border="none" style:shadow="none"/>
      <style:text-properties style:font-name="Ubuntu Medium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 fo:padding="0cm" fo:border="none" style:shadow="none"/>
      <style:text-properties style:font-name="Calibri Light" fo:font-size="22pt" fo:font-weight="bold" officeooo:paragraph-rsid="00059161" style:font-size-asian="22pt" style:font-weight-asian="bold" style:font-size-complex="22pt" style:font-weight-complex="bold"/>
    </style:style>
    <style:style style:name="P4" style:family="paragraph" style:parent-style-name="Preformatted_20_Text">
      <style:text-properties style:font-name="Ubuntu Mono"/>
    </style:style>
    <style:style style:name="P5" style:family="paragraph" style:parent-style-name="Standard">
      <style:text-properties style:font-name="Calibri Light1"/>
    </style:style>
    <style:style style:name="P6" style:family="paragraph" style:parent-style-name="Standard">
      <style:text-properties style:font-name="Calibri Light1" fo:font-size="14pt" style:font-size-asian="14pt" style:font-size-complex="14pt"/>
    </style:style>
    <style:style style:name="P7" style:family="paragraph" style:parent-style-name="Header">
      <style:paragraph-properties fo:text-align="center" style:justify-single-word="false"/>
      <style:text-properties style:font-name="Calibri Light1" fo:font-size="14pt" style:font-size-asian="14pt" style:font-size-complex="14pt"/>
    </style:style>
    <style:style style:name="P8" style:family="paragraph" style:parent-style-name="Standard" style:list-style-name="L1">
      <style:text-properties style:font-name="Calibri Light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2">
      <style:text-properties style:font-name="Calibri Light1" fo:font-size="14pt" fo:font-weight="bold" officeooo:paragraph-rsid="00037fc9" style:font-size-asian="14pt" style:font-weight-asian="bold" style:font-size-complex="14pt" style:font-weight-complex="bold"/>
    </style:style>
    <style:style style:name="P10" style:family="paragraph" style:parent-style-name="Standard" style:list-style-name="L2">
      <style:text-properties style:font-name="Calibri Light1" fo:font-size="14pt" fo:font-weight="bold" officeooo:rsid="00066b7c" officeooo:paragraph-rsid="00066b7c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style:font-name="Calibri Light1" fo:font-size="14pt" style:font-size-asian="14pt" style:font-size-complex="14pt"/>
    </style:style>
    <style:style style:name="P12" style:family="paragraph" style:parent-style-name="Standard" style:list-style-name="L2">
      <style:text-properties style:font-name="Calibri Light1" fo:font-size="14pt" officeooo:paragraph-rsid="00037fc9" style:font-size-asian="14pt" style:font-size-complex="14pt"/>
    </style:style>
    <style:style style:name="P13" style:family="paragraph" style:parent-style-name="Standard">
      <style:text-properties style:font-name="Calibri Light1" fo:font-size="14pt" officeooo:paragraph-rsid="00037fc9" style:font-size-asian="14pt" style:font-size-complex="14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libri Light1" fo:font-size="14pt" officeooo:paragraph-rsid="00066b7c" style:font-size-asian="14pt" style:font-size-complex="14pt"/>
    </style:style>
    <style:style style:name="P15" style:family="paragraph" style:parent-style-name="Standard" style:list-style-name="L2">
      <style:text-properties style:font-name="Calibri Light1" fo:font-size="14pt" fo:font-weight="normal" officeooo:rsid="00045147" officeooo:paragraph-rsid="00045147" style:font-size-asian="14pt" style:font-weight-asian="normal" style:font-size-complex="14pt" style:font-weight-complex="normal"/>
    </style:style>
    <style:style style:name="P16" style:family="paragraph" style:parent-style-name="Standard" style:list-style-name="L2">
      <style:text-properties style:font-name="Calibri Light1" fo:font-size="14pt" fo:font-weight="normal" officeooo:rsid="002265fd" officeooo:paragraph-rsid="00045147" style:font-size-asian="14pt" style:font-weight-asian="normal" style:font-size-complex="14pt" style:font-weight-complex="normal"/>
    </style:style>
    <style:style style:name="P17" style:family="paragraph" style:parent-style-name="Standard" style:list-style-name="L2"/>
    <style:style style:name="P18" style:family="paragraph" style:parent-style-name="Standard" style:list-style-name="L2">
      <style:text-properties officeooo:paragraph-rsid="00066b7c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style:font-name="Calibri Light1" fo:font-size="14pt" style:font-size-asian="14pt" style:font-size-complex="14pt"/>
    </style:style>
    <style:style style:name="T2" style:family="text">
      <style:text-properties style:font-name="Calibri Light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Calibri Light1" fo:font-size="14pt" fo:font-weight="bold" officeooo:rsid="0033504a" style:font-size-asian="14pt" style:font-weight-asian="bold" style:font-size-complex="14pt" style:font-weight-complex="bold"/>
    </style:style>
    <style:style style:name="T4" style:family="text">
      <style:text-properties style:font-name="Calibri Light1" fo:font-size="14pt" fo:font-weight="normal" officeooo:rsid="0033504a" style:font-size-asian="14pt" style:font-weight-asian="normal" style:font-size-complex="14pt" style:font-weight-complex="normal"/>
    </style:style>
    <style:style style:name="T5" style:family="text">
      <style:text-properties style:font-name="Calibri Light1" fo:font-size="14pt" fo:font-weight="normal" officeooo:rsid="00061ac5" style:font-size-asian="14pt" style:font-weight-asian="normal" style:font-size-complex="14pt" style:font-weight-complex="normal"/>
    </style:style>
    <style:style style:name="T6" style:family="text">
      <style:text-properties style:font-name="Calibri Light1" fo:font-size="14pt" fo:font-weight="normal" officeooo:rsid="00066b7c" style:font-size-asian="14pt" style:font-weight-asian="normal" style:font-size-complex="14pt" style:font-weight-complex="normal"/>
    </style:style>
    <style:style style:name="T7" style:family="text">
      <style:text-properties style:font-name="Calibri Light1" fo:font-weight="bold" style:font-weight-asian="bold" style:font-weight-complex="bold"/>
    </style:style>
    <style:style style:name="T8" style:family="text">
      <style:text-properties officeooo:rsid="0022cbf7"/>
    </style:style>
    <style:style style:name="T9" style:family="text">
      <style:text-properties officeooo:rsid="002265fd"/>
    </style:style>
    <style:style style:name="T10" style:family="text">
      <style:text-properties officeooo:rsid="001fb32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265fd" style:font-weight-asian="bold" style:font-weight-complex="bold"/>
    </style:style>
    <style:style style:name="T13" style:family="text">
      <style:text-properties officeooo:rsid="00045147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officeooo:rsid="0007ce7a"/>
    </style:style>
    <style:style style:name="T17" style:family="text">
      <style:text-properties officeooo:rsid="000971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How to compile on MAC OS X El Capitan ?</text:p>
      <text:p text:style-name="P7"/>
      <text:list xml:id="list8841186844832618905" text:style-name="L1">
        <text:list-item>
          <text:p text:style-name="P8">Install the following packages before starting the compilation:</text:p>
        </text:list-item>
      </text:list>
      <text:p text:style-name="P6"/>
      <text:list xml:id="list220411686088743" text:continue-numbering="true" text:style-name="L1">
        <text:list-item>
          <text:list>
            <text:list-item>
              <text:list>
                <text:list-item>
                  <text:p text:style-name="P11">Xcode 5.02.</text:p>
                </text:list-item>
              </text:list>
            </text:list-item>
          </text:list>
        </text:list-item>
      </text:list>
      <text:p text:style-name="P4"><text:span text:style-name="Source_20_Text"><text:span text:style-name="T1"/></text:span></text:p>
      <text:list xml:id="list3027079461638666469" text:style-name="L2">
        <text:list-item>
          <text:p text:style-name="P17"><text:span text:style-name="Source_20_Text"><text:span text:style-name="T2">Extract sources to the directory of your choosing.</text:span></text:span></text:p>
        </text:list-item>
      </text:list>
      <text:p text:style-name="P6"/>
      <text:list xml:id="list220412345468371" text:continue-numbering="true" text:style-name="L2">
        <text:list-item>
          <text:p text:style-name="P9">Go to ./lib <text:span text:style-name="T8">sub</text:span>folder<text:span text:style-name="T8">s</text:span> and compile the following external libraries <text:span text:style-name="T13">in the appropriate build-debug or build-release subfolders</text:span>:</text:p>
          <text:list>
            <text:list-header>
              <text:p text:style-name="P9"/>
            </text:list-header>
            <text:list-item>
              <text:p text:style-name="P9">Libusb-1.0.<text:span text:style-name="T9">20</text:span></text:p>
              <text:list>
                <text:list-item>
                  <text:p text:style-name="P15">mkdir <text:span text:style-name="T16">mac64</text:span></text:p>
                </text:list-item>
                <text:list-item>
                  <text:p text:style-name="P15">cd <text:span text:style-name="T16">mac64</text:span></text:p>
                </text:list-item>
                <text:list-item>
                  <text:p text:style-name="P12">sudo sh ./configure</text:p>
                </text:list-item>
                <text:list-item>
                  <text:p text:style-name="P12">sudo make</text:p>
                </text:list-item>
              </text:list>
            </text:list-item>
            <text:list-item>
              <text:p text:style-name="P9">SDL-2.0.<text:span text:style-name="T9">4</text:span></text:p>
              <text:list>
                <text:list-item>
                  <text:p text:style-name="P15">mkdir <text:span text:style-name="T16">mac64</text:span></text:p>
                </text:list-item>
                <text:list-item>
                  <text:p text:style-name="P15">cd <text:span text:style-name="T16">mac64</text:span></text:p>
                </text:list-item>
                <text:list-item>
                  <text:p text:style-name="P12">sudo sh ./configure</text:p>
                </text:list-item>
                <text:list-item>
                  <text:p text:style-name="P12">sudo make</text:p>
                </text:list-item>
              </text:list>
            </text:list-item>
            <text:list-item>
              <text:p text:style-name="P12"><text:span text:style-name="T11">wxWidgets-3.0.</text:span><text:span text:style-name="T12">2</text:span></text:p>
              <text:list>
                <text:list-item>
                  <text:p text:style-name="P15">mkdir <text:span text:style-name="T16">mac64</text:span></text:p>
                </text:list-item>
                <text:list-item>
                  <text:p text:style-name="P16">cd <text:span text:style-name="T16">mac64</text:span></text:p>
                </text:list-item>
                <text:list-item>
                  <text:p text:style-name="P12">sudo sh ./configure --<text:span text:style-name="T10">disable-shared</text:span></text:p>
                </text:list-item>
                <text:list-item>
                  <text:p text:style-name="P12">sudo make</text:p>
                </text:list-item>
              </text:list>
            </text:list-item>
          </text:list>
        </text:list-item>
      </text:list>
      <text:p text:style-name="P13"/>
      <text:list xml:id="list220411311057103" text:continue-numbering="true" text:style-name="L2">
        <text:list-item>
          <text:p text:style-name="P14"><text:span text:style-name="Source_20_Text"><text:span text:style-name="T7">Open ./xcode/osciloscope.xcworkspace, compile and run.</text:span></text:span></text:p>
        </text:list-item>
      </text:list>
      <text:p text:style-name="P13"/>
      <text:list xml:id="list220412559652840" text:continue-numbering="true" text:style-name="L2">
        <text:list-item>
          <text:p text:style-name="P10">You can alternatively just run makefile-mac from ./build/makefile folder. This will build the libraries and produce the executable but you will have to pack <text:span text:style-name="T17">application directory and its </text:span>resources manualy in order to run the build.</text:p>
          <text:p text:style-name="P10"/>
          <text:list>
            <text:list-item>
              <text:p text:style-name="P18"><text:span text:style-name="T6">make -f makefile-mac bit=64</text:span></text:p>
            </text:list-item>
          </text:list>
        </text:list-item>
      </text:list>
      <text:p text:style-name="P19"><text:span text:style-name="Source_20_Text"><text:span text:style-name="T2"/></text:span></text:p>
      <text:list xml:id="list220412887106061" text:continue-numbering="true" text:style-name="L2">
        <text:list-item>
          <text:p text:style-name="P20"><text:span text:style-name="Source_20_Text"><text:span text:style-name="Source_20_Text"><text:span text:style-name="T3">Questions ? </text:span></text:span></text:span><text:span text:style-name="Source_20_Text"><text:span text:style-name="Source_20_Text"><text:span text:style-name="T4">Go to</text:span></text:span></text:span><text:span text:style-name="Source_20_Text"><text:span text:style-name="Source_20_Text"><text:span text:style-name="T3"> </text:span></text:span></text:span><text:a xlink:type="simple" xlink:href="http://www.scopefun.com/" text:style-name="Internet_20_link" text:visited-style-name="Visited_20_Internet_20_Link"><text:span text:style-name="Source_20_Text"><text:span text:style-name="Source_20_Text"><text:span text:style-name="T4">www.scopefun.com</text:span></text:span></text:span></text:a><text:span text:style-name="Source_20_Text"><text:span text:style-name="Source_20_Text"><text:span text:style-name="T4"> where you can join a forum or contact </text:span></text:span></text:span><text:span text:style-name="Source_20_Text"><text:span text:style-name="Source_20_Text"><text:span text:style-name="T5">us </text:span></text:span></text:span><text:span text:style-name="Source_20_Text"><text:span text:style-name="Source_20_Text"><text:span text:style-name="T4">by e-mail.</text:span>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 Mono" svg:font-family="'Ubuntu Mono'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2010000010000000100C3446CF6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cm" fo:border="none" style:shadow="none"/>
      <style:text-properties style:font-name="Ubuntu Medium"/>
    </style:style>
    <style:style style:name="MP2" style:family="paragraph" style:parent-style-name="Header">
      <style:paragraph-properties fo:text-align="center" style:justify-single-word="false" fo:padding="0cm" fo:border="none" style:shadow="none"/>
      <style:text-properties style:font-name="Ubuntu Medium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42cm" fo:margin-bottom="0.42cm" fo:margin-left="0.42cm" fo:margin-right="0.4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999cm" fo:margin-left="0cm" fo:margin-right="0cm" fo:margin-bottom="0.499cm" style:shadow="none" style:dynamic-spacing="false" draw:fill="bitmap" draw:fill-image-name="Bitmap_20_1" style:repeat="no-repeat" draw:fill-image-ref-point="center">
          <style:background-image xlink:href="Pictures/100002010000010000000100C3446CF6.png" xlink:type="simple" xlink:actuate="onLoad" style:repeat="stretch"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2"/></text:p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2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22:41:12.43</meta:creation-date>
    <dc:date>2016-07-19T22:04:10.918000000</dc:date>
    <meta:editing-duration>PT8H47M41S</meta:editing-duration>
    <meta:editing-cycles>53</meta:editing-cycles>
    <meta:generator>LibreOffice/4.4.5.2$Windows_x86 LibreOffice_project/a22f674fd25a3b6f45bdebf25400ed2adff0ff99</meta:generator>
    <meta:document-statistic meta:table-count="0" meta:image-count="0" meta:object-count="0" meta:page-count="1" meta:paragraph-count="27" meta:word-count="163" meta:character-count="920" meta:non-whitespace-character-count="795"/>
  </office:meta>
</office:document-meta>
</file>